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</style:style>
    <style:style style:name="P2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Times New Roman1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3" style:family="paragraph" style:parent-style-name="Standard" style:list-style-name="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text-line-through-style="none" style:font-name="Times New Roman1" fo:font-size="9pt" style:text-underline-style="none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3" style:family="text"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4" style:family="text">
      <style:text-properties fo:color="#000000" style:text-line-through-style="none" style:font-name="Times New Roman1" fo:font-size="9pt" style:text-underline-style="none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5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/>
      <text:p text:style-name="P1"><text:span text:style-name="T1"><text:s/></text:span><text:span text:style-name="T2">12 </text:span></text:p>
      <text:p text:style-name="P2">Untote </text:p>
      <text:p text:style-name="P3">Fleshwalkers </text:p>
      <text:p text:style-name="P3">(für den Verräter) </text:p>
      <text:p text:style-name="P3"><text:span text:style-name="T4"/></text:p>
      <text:p text:style-name="P1"><text:span text:style-name="T5">Dieser Spuk hat keinen Verräter. </text:span></text:p>
      <text:p text:style-name="P1"><text:span text:style-name="T5">Alle Abenteurer müssen zusammen arbeiten um die bösen Zwillinge zu vernichten. </text:span></text:p>
      <text:p text:style-name="P1"><text:span text:style-name="T5"/></text:p>
      <text:p text:style-name="P1"><text:span text:style-name="T5">Wenn dein Charakter getötet wurde, kannst du aber die Rolle deines bösen Zwillings übernehmen und versuchen die anderen Abenteurer zu töten. </text:span></text:p>
      <text:p text:style-name="P1"><text:span text:style-name="T5"/></text:p>
      <text:p text:style-name="P1"><text:span text:style-name="T5">Die restlichen Regeln für diesen Spuk findest du in dem Buch „Geheimnisse des Überlebens“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15T11:21:59.94</meta:creation-date>
    <meta:document-statistic meta:table-count="0" meta:image-count="0" meta:object-count="0" meta:page-count="1" meta:paragraph-count="8" meta:word-count="58" meta:character-count="387"/>
    <dc:date>2015-02-15T11:23:39.87</dc:date>
    <meta:editing-duration>PT1M40S</meta:editing-duration>
    <meta:editing-cycles>1</meta:editing-cycles>
    <meta:generator>OpenOffice.org/3.3$Win32 OpenOffice.org_project/330m20$Build-9567</meta:generator>
  </office:meta>
</office:document-meta>
</file>